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2DE210000C744000083E1F8E87AE3.pdf" manifest:media-type="application/pdf"/>
  <manifest:file-entry manifest:full-path="Pictures/1000000100000788000004FC87CF6842.png" manifest:media-type="image/png"/>
  <manifest:file-entry manifest:full-path="Pictures/1006E98A0000C67000008D14CD1FAA1A.pdf" manifest:media-type="application/pdf"/>
  <manifest:file-entry manifest:full-path="Pictures/100000010000078000000555AFC3544B.png" manifest:media-type="image/png"/>
  <manifest:file-entry manifest:full-path="Pictures/100385580000C74400008D14971DDD88.pdf" manifest:media-type="application/pdf"/>
  <manifest:file-entry manifest:full-path="Pictures/1000000100000788000004FC453C1425.png" manifest:media-type="image/png"/>
  <manifest:file-entry manifest:full-path="Pictures/100000010000078800000555B0AFF877.png" manifest:media-type="image/png"/>
  <manifest:file-entry manifest:full-path="Pictures/1003A8360000C744000083E191B20D79.pdf" manifest:media-type="application/pdf"/>
  <manifest:file-entry manifest:full-path="Pictures/1000000100000788000004FCF718F420.png" manifest:media-type="image/png"/>
  <manifest:file-entry manifest:full-path="Pictures/1003188E0000C74400008D146B663B50.pdf" manifest:media-type="application/pdf"/>
  <manifest:file-entry manifest:full-path="Pictures/10000001000007880000055575D8806E.png" manifest:media-type="image/png"/>
  <manifest:file-entry manifest:full-path="Pictures/1003276E0000C744000083E17E1B44C1.pdf" manifest:media-type="application/pd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9.403cm" svg:height="35.123cm" svg:x="0.097cm" svg:y="0.001cm">
          <draw:image xlink:href="Pictures/1006E98A0000C67000008D14CD1FAA1A.pdf" xlink:type="simple" xlink:show="embed" xlink:actuate="onLoad" draw:mime-type="application/pdf">
            <text:p/>
          </draw:image>
          <draw:image xlink:href="Pictures/100000010000078000000555AFC3544B.png" xlink:type="simple" xlink:show="embed" xlink:actuate="onLoad" draw:mime-type="image/png"/>
        </draw:frame>
      </draw:page>
      <draw:page draw:name="page2" draw:style-name="dp1" draw:master-page-name="master-page3">
        <draw:frame draw:style-name="gr1" draw:text-style-name="P1" draw:layer="layout" svg:width="49.609cm" svg:height="35.123cm" svg:x="0.883cm" svg:y="0.718cm">
          <draw:image xlink:href="Pictures/100385580000C74400008D14971DDD88.pdf" xlink:type="simple" xlink:show="embed" xlink:actuate="onLoad" draw:mime-type="application/pdf">
            <text:p/>
          </draw:image>
          <draw:image xlink:href="Pictures/100000010000078800000555B0AFF877.png" xlink:type="simple" xlink:show="embed" xlink:actuate="onLoad" draw:mime-type="image/png"/>
        </draw:frame>
      </draw:page>
      <draw:page draw:name="page3" draw:style-name="dp1" draw:master-page-name="master-page3">
        <draw:frame draw:style-name="gr1" draw:text-style-name="P1" draw:layer="layout" svg:width="50.799cm" svg:height="33.619cm" svg:x="0.288cm" svg:y="1.47cm">
          <draw:image xlink:href="Pictures/1003A8360000C744000083E191B20D79.pdf" xlink:type="simple" xlink:show="embed" xlink:actuate="onLoad" draw:mime-type="application/pdf">
            <text:p/>
          </draw:image>
          <draw:image xlink:href="Pictures/1000000100000788000004FC87CF6842.png" xlink:type="simple" xlink:show="embed" xlink:actuate="onLoad" draw:mime-type="image/png"/>
        </draw:frame>
      </draw:page>
      <draw:page draw:name="page4" draw:style-name="dp1" draw:master-page-name="master-page3">
        <draw:frame draw:style-name="gr1" draw:text-style-name="P1" draw:layer="layout" svg:width="50.799cm" svg:height="33.619cm" svg:x="0.288cm" svg:y="1.47cm">
          <draw:image xlink:href="Pictures/1002DE210000C744000083E1F8E87AE3.pdf" xlink:type="simple" xlink:show="embed" xlink:actuate="onLoad" draw:mime-type="application/pdf">
            <text:p/>
          </draw:image>
          <draw:image xlink:href="Pictures/1000000100000788000004FC453C1425.png" xlink:type="simple" xlink:show="embed" xlink:actuate="onLoad" draw:mime-type="image/png"/>
        </draw:frame>
      </draw:page>
      <draw:page draw:name="page5" draw:style-name="dp1" draw:master-page-name="master-page3">
        <draw:frame draw:style-name="gr1" draw:text-style-name="P1" draw:layer="layout" svg:width="49.609cm" svg:height="35.123cm" svg:x="0.883cm" svg:y="0.718cm">
          <draw:image xlink:href="Pictures/1003188E0000C74400008D146B663B50.pdf" xlink:type="simple" xlink:show="embed" xlink:actuate="onLoad" draw:mime-type="application/pdf">
            <text:p/>
          </draw:image>
          <draw:image xlink:href="Pictures/10000001000007880000055575D8806E.png" xlink:type="simple" xlink:show="embed" xlink:actuate="onLoad" draw:mime-type="image/png"/>
        </draw:frame>
      </draw:page>
      <draw:page draw:name="page6" draw:style-name="dp1" draw:master-page-name="master-page3">
        <draw:frame draw:style-name="gr1" draw:text-style-name="P1" draw:layer="layout" svg:width="50.799cm" svg:height="33.619cm" svg:x="0.288cm" svg:y="1.47cm">
          <draw:image xlink:href="Pictures/1003276E0000C744000083E17E1B44C1.pdf" xlink:type="simple" xlink:show="embed" xlink:actuate="onLoad" draw:mime-type="application/pdf">
            <text:p/>
          </draw:image>
          <draw:image xlink:href="Pictures/1000000100000788000004FCF718F420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0.8cm" fo:page-height="36.1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16T09:30:09.678000000</dc:date>
    <meta:editing-duration>PT12M2S</meta:editing-duration>
    <meta:editing-cycles>2</meta:editing-cycles>
    <meta:generator>LibreOffice/24.8.2.1$Windows_X86_64 LibreOffice_project/0f794b6e29741098670a3b95d60478a65d05ef13</meta:generator>
    <meta:document-statistic meta:object-count="6"/>
  </office:meta>
</office:document-meta>
</file>